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6" table:style-name="ta1">
        <table:shapes>
          <draw:frame draw:z-index="0" draw:style-name="gr1" draw:text-style-name="P1" svg:width="6.2988in" svg:height="3.5429in" svg:x="2.1929in" svg:y="15.6839in">
            <draw:object draw:notify-on-update-of-ranges="diff6.B1:diff6.B1 diff6.B2:diff6.B102 diff6.C1:diff6.C1 diff6.C2:diff6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x)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342" calcext:value-type="float">
            <text:p>0.999342</text:p>
          </table:table-cell>
        </table:table-row>
        <table:table-row table:style-name="ro1">
          <table:table-cell office:value-type="float" office:value="0.062832" calcext:value-type="float">
            <text:p>0.062832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99737" calcext:value-type="float">
            <text:p>0.99737</text:p>
          </table:table-cell>
        </table:table-row>
        <table:table-row table:style-name="ro1">
          <table:table-cell office:value-type="float" office:value="0.125664" calcext:value-type="float">
            <text:p>0.125664</text:p>
          </table:table-cell>
          <table:table-cell office:value-type="float" office:value="0.125334" calcext:value-type="float">
            <text:p>0.125334</text:p>
          </table:table-cell>
          <table:table-cell office:value-type="float" office:value="0.991462" calcext:value-type="float">
            <text:p>0.991462</text:p>
          </table:table-cell>
        </table:table-row>
        <table:table-row table:style-name="ro1">
          <table:table-cell office:value-type="float" office:value="0.188496" calcext:value-type="float">
            <text:p>0.188496</text:p>
          </table:table-cell>
          <table:table-cell office:value-type="float" office:value="0.187382" calcext:value-type="float">
            <text:p>0.187382</text:p>
          </table:table-cell>
          <table:table-cell office:value-type="float" office:value="0.981641" calcext:value-type="float">
            <text:p>0.981641</text:p>
          </table:table-cell>
        </table:table-row>
        <table:table-row table:style-name="ro1">
          <table:table-cell office:value-type="float" office:value="0.251328" calcext:value-type="float">
            <text:p>0.251328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967946" calcext:value-type="float">
            <text:p>0.967946</text:p>
          </table:table-cell>
        </table:table-row>
        <table:table-row table:style-name="ro1">
          <table:table-cell office:value-type="float" office:value="0.31416" calcext:value-type="float">
            <text:p>0.31416</text:p>
          </table:table-cell>
          <table:table-cell office:value-type="float" office:value="0.309018" calcext:value-type="float">
            <text:p>0.309018</text:p>
          </table:table-cell>
          <table:table-cell office:value-type="float" office:value="0.950431" calcext:value-type="float">
            <text:p>0.950431</text:p>
          </table:table-cell>
        </table:table-row>
        <table:table-row table:style-name="ro1">
          <table:table-cell office:value-type="float" office:value="0.376992" calcext:value-type="float">
            <text:p>0.376992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929165" calcext:value-type="float">
            <text:p>0.929165</text:p>
          </table:table-cell>
        </table:table-row>
        <table:table-row table:style-name="ro1">
          <table:table-cell office:value-type="float" office:value="0.439824" calcext:value-type="float">
            <text:p>0.439824</text:p>
          </table:table-cell>
          <table:table-cell office:value-type="float" office:value="0.42578" calcext:value-type="float">
            <text:p>0.42578</text:p>
          </table:table-cell>
          <table:table-cell office:value-type="float" office:value="0.904231" calcext:value-type="float">
            <text:p>0.904231</text:p>
          </table:table-cell>
        </table:table-row>
        <table:table-row table:style-name="ro1">
          <table:table-cell office:value-type="float" office:value="0.502656" calcext:value-type="float">
            <text:p>0.502656</text:p>
          </table:table-cell>
          <table:table-cell office:value-type="float" office:value="0.481755" calcext:value-type="float">
            <text:p>0.481755</text:p>
          </table:table-cell>
          <table:table-cell office:value-type="float" office:value="0.87573" calcext:value-type="float">
            <text:p>0.87573</text:p>
          </table:table-cell>
        </table:table-row>
        <table:table-row table:style-name="ro1">
          <table:table-cell office:value-type="float" office:value="0.565488" calcext:value-type="float">
            <text:p>0.565488</text:p>
          </table:table-cell>
          <table:table-cell office:value-type="float" office:value="0.535828" calcext:value-type="float">
            <text:p>0.535828</text:p>
          </table:table-cell>
          <table:table-cell office:value-type="float" office:value="0.843772" calcext:value-type="float">
            <text:p>0.843772</text:p>
          </table:table-cell>
        </table:table-row>
        <table:table-row table:style-name="ro1">
          <table:table-cell office:value-type="float" office:value="0.62832" calcext:value-type="float">
            <text:p>0.62832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0.808484" calcext:value-type="float">
            <text:p>0.808484</text:p>
          </table:table-cell>
        </table:table-row>
        <table:table-row table:style-name="ro1">
          <table:table-cell office:value-type="float" office:value="0.691152" calcext:value-type="float">
            <text:p>0.691152</text:p>
          </table:table-cell>
          <table:table-cell office:value-type="float" office:value="0.637425" calcext:value-type="float">
            <text:p>0.637425</text:p>
          </table:table-cell>
          <table:table-cell office:value-type="float" office:value="0.770005" calcext:value-type="float">
            <text:p>0.770005</text:p>
          </table:table-cell>
        </table:table-row>
        <table:table-row table:style-name="ro1">
          <table:table-cell office:value-type="float" office:value="0.753984" calcext:value-type="float">
            <text:p>0.753984</text:p>
          </table:table-cell>
          <table:table-cell office:value-type="float" office:value="0.684548" calcext:value-type="float">
            <text:p>0.684548</text:p>
          </table:table-cell>
          <table:table-cell office:value-type="float" office:value="0.728488" calcext:value-type="float">
            <text:p>0.728488</text:p>
          </table:table-cell>
        </table:table-row>
        <table:table-row table:style-name="ro1">
          <table:table-cell office:value-type="float" office:value="0.816816" calcext:value-type="float">
            <text:p>0.816816</text:p>
          </table:table-cell>
          <table:table-cell office:value-type="float" office:value="0.72897" calcext:value-type="float">
            <text:p>0.72897</text:p>
          </table:table-cell>
          <table:table-cell office:value-type="float" office:value="0.684095" calcext:value-type="float">
            <text:p>0.684095</text:p>
          </table:table-cell>
        </table:table-row>
        <table:table-row table:style-name="ro1">
          <table:table-cell office:value-type="float" office:value="0.879648" calcext:value-type="float">
            <text:p>0.879648</text:p>
          </table:table-cell>
          <table:table-cell office:value-type="float" office:value="0.770515" calcext:value-type="float">
            <text:p>0.770515</text:p>
          </table:table-cell>
          <table:table-cell office:value-type="float" office:value="0.637003" calcext:value-type="float">
            <text:p>0.637003</text:p>
          </table:table-cell>
        </table:table-row>
        <table:table-row table:style-name="ro1">
          <table:table-cell office:value-type="float" office:value="0.94248" calcext:value-type="float">
            <text:p>0.94248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587397" calcext:value-type="float">
            <text:p>0.587397</text:p>
          </table:table-cell>
        </table:table-row>
        <table:table-row table:style-name="ro1">
          <table:table-cell office:value-type="float" office:value="1.005312" calcext:value-type="float">
            <text:p>1.005312</text:p>
          </table:table-cell>
          <table:table-cell office:value-type="float" office:value="0.844329" calcext:value-type="float">
            <text:p>0.844329</text:p>
          </table:table-cell>
          <table:table-cell office:value-type="float" office:value="0.535472" calcext:value-type="float">
            <text:p>0.535472</text:p>
          </table:table-cell>
        </table:table-row>
        <table:table-row table:style-name="ro1">
          <table:table-cell office:value-type="float" office:value="1.068144" calcext:value-type="float">
            <text:p>1.068144</text:p>
          </table:table-cell>
          <table:table-cell office:value-type="float" office:value="0.876308" calcext:value-type="float">
            <text:p>0.876308</text:p>
          </table:table-cell>
          <table:table-cell office:value-type="float" office:value="0.481435" calcext:value-type="float">
            <text:p>0.481435</text:p>
          </table:table-cell>
        </table:table-row>
        <table:table-row table:style-name="ro1">
          <table:table-cell office:value-type="float" office:value="1.130976" calcext:value-type="float">
            <text:p>1.130976</text:p>
          </table:table-cell>
          <table:table-cell office:value-type="float" office:value="0.904828" calcext:value-type="float">
            <text:p>0.904828</text:p>
          </table:table-cell>
          <table:table-cell office:value-type="float" office:value="0.425497" calcext:value-type="float">
            <text:p>0.425497</text:p>
          </table:table-cell>
        </table:table-row>
        <table:table-row table:style-name="ro1">
          <table:table-cell office:value-type="float" office:value="1.193808" calcext:value-type="float">
            <text:p>1.193808</text:p>
          </table:table-cell>
          <table:table-cell office:value-type="float" office:value="0.929778" calcext:value-type="float">
            <text:p>0.929778</text:p>
          </table:table-cell>
          <table:table-cell office:value-type="float" office:value="0.36788" calcext:value-type="float">
            <text:p>0.36788</text:p>
          </table:table-cell>
        </table:table-row>
        <table:table-row table:style-name="ro1">
          <table:table-cell office:value-type="float" office:value="1.25664" calcext:value-type="float">
            <text:p>1.2566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308811" calcext:value-type="float">
            <text:p>0.308811</text:p>
          </table:table-cell>
        </table:table-row>
        <table:table-row table:style-name="ro1">
          <table:table-cell office:value-type="float" office:value="1.319472" calcext:value-type="float">
            <text:p>1.319472</text:p>
          </table:table-cell>
          <table:table-cell office:value-type="float" office:value="0.968584" calcext:value-type="float">
            <text:p>0.968584</text:p>
          </table:table-cell>
          <table:table-cell office:value-type="float" office:value="0.248523" calcext:value-type="float">
            <text:p>0.248523</text:p>
          </table:table-cell>
        </table:table-row>
        <table:table-row table:style-name="ro1">
          <table:table-cell office:value-type="float" office:value="1.382304" calcext:value-type="float">
            <text:p>1.382304</text:p>
          </table:table-cell>
          <table:table-cell office:value-type="float" office:value="0.982288" calcext:value-type="float">
            <text:p>0.982288</text:p>
          </table:table-cell>
          <table:table-cell office:value-type="float" office:value="0.187255" calcext:value-type="float">
            <text:p>0.187255</text:p>
          </table:table-cell>
        </table:table-row>
        <table:table-row table:style-name="ro1">
          <table:table-cell office:value-type="float" office:value="1.445136" calcext:value-type="float">
            <text:p>1.445136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125247" calcext:value-type="float">
            <text:p>0.125247</text:p>
          </table:table-cell>
        </table:table-row>
        <table:table-row table:style-name="ro1">
          <table:table-cell office:value-type="float" office:value="1.507968" calcext:value-type="float">
            <text:p>1.507968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062746" calcext:value-type="float">
            <text:p>0.062746</text:p>
          </table:table-cell>
        </table:table-row>
        <table:table-row table:style-name="ro1">
          <table:table-cell office:value-type="float" office:value="1.5708" calcext:value-type="float">
            <text:p>1.5708</text:p>
          </table:table-cell>
          <table:table-cell office:value-type="float" office:value="1" calcext:value-type="float">
            <text:p>1</text:p>
          </table:table-cell>
          <table:table-cell office:value-type="float" office:value="-0.000004" calcext:value-type="float">
            <text:p>-4E-06</text:p>
          </table:table-cell>
        </table:table-row>
        <table:table-row table:style-name="ro1">
          <table:table-cell office:value-type="float" office:value="1.633632" calcext:value-type="float">
            <text:p>1.633632</text:p>
          </table:table-cell>
          <table:table-cell office:value-type="float" office:value="0.998026" calcext:value-type="float">
            <text:p>0.998026</text:p>
          </table:table-cell>
          <table:table-cell office:value-type="float" office:value="-0.062753" calcext:value-type="float">
            <text:p>-0.062753</text:p>
          </table:table-cell>
        </table:table-row>
        <table:table-row table:style-name="ro1">
          <table:table-cell office:value-type="float" office:value="1.696464" calcext:value-type="float">
            <text:p>1.696464</text:p>
          </table:table-cell>
          <table:table-cell office:value-type="float" office:value="0.992114" calcext:value-type="float">
            <text:p>0.992114</text:p>
          </table:table-cell>
          <table:table-cell office:value-type="float" office:value="-0.125255" calcext:value-type="float">
            <text:p>-0.125255</text:p>
          </table:table-cell>
        </table:table-row>
        <table:table-row table:style-name="ro1">
          <table:table-cell office:value-type="float" office:value="1.759296" calcext:value-type="float">
            <text:p>1.759296</text:p>
          </table:table-cell>
          <table:table-cell office:value-type="float" office:value="0.982286" calcext:value-type="float">
            <text:p>0.982286</text:p>
          </table:table-cell>
          <table:table-cell office:value-type="float" office:value="-0.187262" calcext:value-type="float">
            <text:p>-0.187262</text:p>
          </table:table-cell>
        </table:table-row>
        <table:table-row table:style-name="ro1">
          <table:table-cell office:value-type="float" office:value="1.822128" calcext:value-type="float">
            <text:p>1.822128</text:p>
          </table:table-cell>
          <table:table-cell office:value-type="float" office:value="0.968582" calcext:value-type="float">
            <text:p>0.968582</text:p>
          </table:table-cell>
          <table:table-cell office:value-type="float" office:value="-0.24853" calcext:value-type="float">
            <text:p>-0.24853</text:p>
          </table:table-cell>
        </table:table-row>
        <table:table-row table:style-name="ro1">
          <table:table-cell office:value-type="float" office:value="1.88496" calcext:value-type="float">
            <text:p>1.88496</text:p>
          </table:table-cell>
          <table:table-cell office:value-type="float" office:value="0.951055" calcext:value-type="float">
            <text:p>0.951055</text:p>
          </table:table-cell>
          <table:table-cell office:value-type="float" office:value="-0.308818" calcext:value-type="float">
            <text:p>-0.308818</text:p>
          </table:table-cell>
        </table:table-row>
        <table:table-row table:style-name="ro1">
          <table:table-cell office:value-type="float" office:value="1.947792" calcext:value-type="float">
            <text:p>1.947792</text:p>
          </table:table-cell>
          <table:table-cell office:value-type="float" office:value="0.929775" calcext:value-type="float">
            <text:p>0.929775</text:p>
          </table:table-cell>
          <table:table-cell office:value-type="float" office:value="-0.367887" calcext:value-type="float">
            <text:p>-0.367887</text:p>
          </table:table-cell>
        </table:table-row>
        <table:table-row table:style-name="ro1">
          <table:table-cell office:value-type="float" office:value="2.010624" calcext:value-type="float">
            <text:p>2.010624</text:p>
          </table:table-cell>
          <table:table-cell office:value-type="float" office:value="0.904825" calcext:value-type="float">
            <text:p>0.904825</text:p>
          </table:table-cell>
          <table:table-cell office:value-type="float" office:value="-0.425503" calcext:value-type="float">
            <text:p>-0.425503</text:p>
          </table:table-cell>
        </table:table-row>
        <table:table-row table:style-name="ro1">
          <table:table-cell office:value-type="float" office:value="2.073456" calcext:value-type="float">
            <text:p>2.073456</text:p>
          </table:table-cell>
          <table:table-cell office:value-type="float" office:value="0.876304" calcext:value-type="float">
            <text:p>0.876304</text:p>
          </table:table-cell>
          <table:table-cell office:value-type="float" office:value="-0.481441" calcext:value-type="float">
            <text:p>-0.481441</text:p>
          </table:table-cell>
        </table:table-row>
        <table:table-row table:style-name="ro1">
          <table:table-cell office:value-type="float" office:value="2.136288" calcext:value-type="float">
            <text:p>2.136288</text:p>
          </table:table-cell>
          <table:table-cell office:value-type="float" office:value="0.844325" calcext:value-type="float">
            <text:p>0.844325</text:p>
          </table:table-cell>
          <table:table-cell office:value-type="float" office:value="-0.535479" calcext:value-type="float">
            <text:p>-0.535479</text:p>
          </table:table-cell>
        </table:table-row>
        <table:table-row table:style-name="ro1">
          <table:table-cell office:value-type="float" office:value="2.19912" calcext:value-type="float">
            <text:p>2.19912</text:p>
          </table:table-cell>
          <table:table-cell office:value-type="float" office:value="0.809014" calcext:value-type="float">
            <text:p>0.809014</text:p>
          </table:table-cell>
          <table:table-cell office:value-type="float" office:value="-0.587403" calcext:value-type="float">
            <text:p>-0.587403</text:p>
          </table:table-cell>
        </table:table-row>
        <table:table-row table:style-name="ro1">
          <table:table-cell office:value-type="float" office:value="2.261952" calcext:value-type="float">
            <text:p>2.261952</text:p>
          </table:table-cell>
          <table:table-cell office:value-type="float" office:value="0.77051" calcext:value-type="float">
            <text:p>0.77051</text:p>
          </table:table-cell>
          <table:table-cell office:value-type="float" office:value="-0.637009" calcext:value-type="float">
            <text:p>-0.637009</text:p>
          </table:table-cell>
        </table:table-row>
        <table:table-row table:style-name="ro1">
          <table:table-cell office:value-type="float" office:value="2.324784" calcext:value-type="float">
            <text:p>2.324784</text:p>
          </table:table-cell>
          <table:table-cell office:value-type="float" office:value="0.728965" calcext:value-type="float">
            <text:p>0.728965</text:p>
          </table:table-cell>
          <table:table-cell office:value-type="float" office:value="-0.684101" calcext:value-type="float">
            <text:p>-0.684101</text:p>
          </table:table-cell>
        </table:table-row>
        <table:table-row table:style-name="ro1">
          <table:table-cell office:value-type="float" office:value="2.387616" calcext:value-type="float">
            <text:p>2.387616</text:p>
          </table:table-cell>
          <table:table-cell office:value-type="float" office:value="0.684543" calcext:value-type="float">
            <text:p>0.684543</text:p>
          </table:table-cell>
          <table:table-cell office:value-type="float" office:value="-0.728493" calcext:value-type="float">
            <text:p>-0.728493</text:p>
          </table:table-cell>
        </table:table-row>
        <table:table-row table:style-name="ro1">
          <table:table-cell office:value-type="float" office:value="2.450448" calcext:value-type="float">
            <text:p>2.450448</text:p>
          </table:table-cell>
          <table:table-cell office:value-type="float" office:value="0.63742" calcext:value-type="float">
            <text:p>0.63742</text:p>
          </table:table-cell>
          <table:table-cell office:value-type="float" office:value="-0.77001" calcext:value-type="float">
            <text:p>-0.77001</text:p>
          </table:table-cell>
        </table:table-row>
        <table:table-row table:style-name="ro1">
          <table:table-cell office:value-type="float" office:value="2.51328" calcext:value-type="float">
            <text:p>2.51328</text:p>
          </table:table-cell>
          <table:table-cell office:value-type="float" office:value="0.58778" calcext:value-type="float">
            <text:p>0.58778</text:p>
          </table:table-cell>
          <table:table-cell office:value-type="float" office:value="-0.808488" calcext:value-type="float">
            <text:p>-0.808488</text:p>
          </table:table-cell>
        </table:table-row>
        <table:table-row table:style-name="ro1">
          <table:table-cell office:value-type="float" office:value="2.576112" calcext:value-type="float">
            <text:p>2.576112</text:p>
          </table:table-cell>
          <table:table-cell office:value-type="float" office:value="0.535822" calcext:value-type="float">
            <text:p>0.535822</text:p>
          </table:table-cell>
          <table:table-cell office:value-type="float" office:value="-0.843776" calcext:value-type="float">
            <text:p>-0.843776</text:p>
          </table:table-cell>
        </table:table-row>
        <table:table-row table:style-name="ro1">
          <table:table-cell office:value-type="float" office:value="2.638944" calcext:value-type="float">
            <text:p>2.638944</text:p>
          </table:table-cell>
          <table:table-cell office:value-type="float" office:value="0.481748" calcext:value-type="float">
            <text:p>0.481748</text:p>
          </table:table-cell>
          <table:table-cell office:value-type="float" office:value="-0.875733" calcext:value-type="float">
            <text:p>-0.875733</text:p>
          </table:table-cell>
        </table:table-row>
        <table:table-row table:style-name="ro1">
          <table:table-cell office:value-type="float" office:value="2.701776" calcext:value-type="float">
            <text:p>2.701776</text:p>
          </table:table-cell>
          <table:table-cell office:value-type="float" office:value="0.425774" calcext:value-type="float">
            <text:p>0.425774</text:p>
          </table:table-cell>
          <table:table-cell office:value-type="float" office:value="-0.904235" calcext:value-type="float">
            <text:p>-0.904235</text:p>
          </table:table-cell>
        </table:table-row>
        <table:table-row table:style-name="ro1">
          <table:table-cell office:value-type="float" office:value="2.764608" calcext:value-type="float">
            <text:p>2.764608</text:p>
          </table:table-cell>
          <table:table-cell office:value-type="float" office:value="0.368119" calcext:value-type="float">
            <text:p>0.368119</text:p>
          </table:table-cell>
          <table:table-cell office:value-type="float" office:value="-0.929167" calcext:value-type="float">
            <text:p>-0.929167</text:p>
          </table:table-cell>
        </table:table-row>
        <table:table-row table:style-name="ro1">
          <table:table-cell office:value-type="float" office:value="2.82744" calcext:value-type="float">
            <text:p>2.82744</text:p>
          </table:table-cell>
          <table:table-cell office:value-type="float" office:value="0.309011" calcext:value-type="float">
            <text:p>0.309011</text:p>
          </table:table-cell>
          <table:table-cell office:value-type="float" office:value="-0.950433" calcext:value-type="float">
            <text:p>-0.950433</text:p>
          </table:table-cell>
        </table:table-row>
        <table:table-row table:style-name="ro1">
          <table:table-cell office:value-type="float" office:value="2.890272" calcext:value-type="float">
            <text:p>2.890272</text:p>
          </table:table-cell>
          <table:table-cell office:value-type="float" office:value="0.248683" calcext:value-type="float">
            <text:p>0.248683</text:p>
          </table:table-cell>
          <table:table-cell office:value-type="float" office:value="-0.967948" calcext:value-type="float">
            <text:p>-0.967948</text:p>
          </table:table-cell>
        </table:table-row>
        <table:table-row table:style-name="ro1">
          <table:table-cell office:value-type="float" office:value="2.953104" calcext:value-type="float">
            <text:p>2.953104</text:p>
          </table:table-cell>
          <table:table-cell office:value-type="float" office:value="0.187375" calcext:value-type="float">
            <text:p>0.187375</text:p>
          </table:table-cell>
          <table:table-cell office:value-type="float" office:value="-0.981642" calcext:value-type="float">
            <text:p>-0.981642</text:p>
          </table:table-cell>
        </table:table-row>
        <table:table-row table:style-name="ro1">
          <table:table-cell office:value-type="float" office:value="3.015936" calcext:value-type="float">
            <text:p>3.015936</text:p>
          </table:table-cell>
          <table:table-cell office:value-type="float" office:value="0.125326" calcext:value-type="float">
            <text:p>0.125326</text:p>
          </table:table-cell>
          <table:table-cell office:value-type="float" office:value="-0.991463" calcext:value-type="float">
            <text:p>-0.991463</text:p>
          </table:table-cell>
        </table:table-row>
        <table:table-row table:style-name="ro1">
          <table:table-cell office:value-type="float" office:value="3.078768" calcext:value-type="float">
            <text:p>3.078768</text:p>
          </table:table-cell>
          <table:table-cell office:value-type="float" office:value="0.062783" calcext:value-type="float">
            <text:p>0.062783</text:p>
          </table:table-cell>
          <table:table-cell office:value-type="float" office:value="-0.997371" calcext:value-type="float">
            <text:p>-0.997371</text:p>
          </table:table-cell>
        </table:table-row>
        <table:table-row table:style-name="ro1">
          <table:table-cell office:value-type="float" office:value="3.1416" calcext:value-type="float">
            <text:p>3.141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999342" calcext:value-type="float">
            <text:p>-0.999342</text:p>
          </table:table-cell>
        </table:table-row>
        <table:table-row table:style-name="ro1">
          <table:table-cell office:value-type="float" office:value="3.204432" calcext:value-type="float">
            <text:p>3.204432</text:p>
          </table:table-cell>
          <table:table-cell office:value-type="float" office:value="-0.062798" calcext:value-type="float">
            <text:p>-0.062798</text:p>
          </table:table-cell>
          <table:table-cell office:value-type="float" office:value="-0.99737" calcext:value-type="float">
            <text:p>-0.99737</text:p>
          </table:table-cell>
        </table:table-row>
        <table:table-row table:style-name="ro1">
          <table:table-cell office:value-type="float" office:value="3.267264" calcext:value-type="float">
            <text:p>3.267264</text:p>
          </table:table-cell>
          <table:table-cell office:value-type="float" office:value="-0.125341" calcext:value-type="float">
            <text:p>-0.125341</text:p>
          </table:table-cell>
          <table:table-cell office:value-type="float" office:value="-0.991461" calcext:value-type="float">
            <text:p>-0.991461</text:p>
          </table:table-cell>
        </table:table-row>
        <table:table-row table:style-name="ro1">
          <table:table-cell office:value-type="float" office:value="3.330096" calcext:value-type="float">
            <text:p>3.330096</text:p>
          </table:table-cell>
          <table:table-cell office:value-type="float" office:value="-0.187389" calcext:value-type="float">
            <text:p>-0.187389</text:p>
          </table:table-cell>
          <table:table-cell office:value-type="float" office:value="-0.98164" calcext:value-type="float">
            <text:p>-0.98164</text:p>
          </table:table-cell>
        </table:table-row>
        <table:table-row table:style-name="ro1">
          <table:table-cell office:value-type="float" office:value="3.392928" calcext:value-type="float">
            <text:p>3.392928</text:p>
          </table:table-cell>
          <table:table-cell office:value-type="float" office:value="-0.248698" calcext:value-type="float">
            <text:p>-0.248698</text:p>
          </table:table-cell>
          <table:table-cell office:value-type="float" office:value="-0.967944" calcext:value-type="float">
            <text:p>-0.967944</text:p>
          </table:table-cell>
        </table:table-row>
        <table:table-row table:style-name="ro1">
          <table:table-cell office:value-type="float" office:value="3.45576" calcext:value-type="float">
            <text:p>3.45576</text:p>
          </table:table-cell>
          <table:table-cell office:value-type="float" office:value="-0.309025" calcext:value-type="float">
            <text:p>-0.309025</text:p>
          </table:table-cell>
          <table:table-cell office:value-type="float" office:value="-0.950428" calcext:value-type="float">
            <text:p>-0.950428</text:p>
          </table:table-cell>
        </table:table-row>
        <table:table-row table:style-name="ro1">
          <table:table-cell office:value-type="float" office:value="3.518592" calcext:value-type="float">
            <text:p>3.518592</text:p>
          </table:table-cell>
          <table:table-cell office:value-type="float" office:value="-0.368132" calcext:value-type="float">
            <text:p>-0.368132</text:p>
          </table:table-cell>
          <table:table-cell office:value-type="float" office:value="-0.929162" calcext:value-type="float">
            <text:p>-0.929162</text:p>
          </table:table-cell>
        </table:table-row>
        <table:table-row table:style-name="ro1">
          <table:table-cell office:value-type="float" office:value="3.581424" calcext:value-type="float">
            <text:p>3.581424</text:p>
          </table:table-cell>
          <table:table-cell office:value-type="float" office:value="-0.425787" calcext:value-type="float">
            <text:p>-0.425787</text:p>
          </table:table-cell>
          <table:table-cell office:value-type="float" office:value="-0.904228" calcext:value-type="float">
            <text:p>-0.904228</text:p>
          </table:table-cell>
        </table:table-row>
        <table:table-row table:style-name="ro1">
          <table:table-cell office:value-type="float" office:value="3.644256" calcext:value-type="float">
            <text:p>3.644256</text:p>
          </table:table-cell>
          <table:table-cell office:value-type="float" office:value="-0.481761" calcext:value-type="float">
            <text:p>-0.481761</text:p>
          </table:table-cell>
          <table:table-cell office:value-type="float" office:value="-0.875726" calcext:value-type="float">
            <text:p>-0.875726</text:p>
          </table:table-cell>
        </table:table-row>
        <table:table-row table:style-name="ro1">
          <table:table-cell office:value-type="float" office:value="3.707088" calcext:value-type="float">
            <text:p>3.707088</text:p>
          </table:table-cell>
          <table:table-cell office:value-type="float" office:value="-0.535834" calcext:value-type="float">
            <text:p>-0.535834</text:p>
          </table:table-cell>
          <table:table-cell office:value-type="float" office:value="-0.843768" calcext:value-type="float">
            <text:p>-0.843768</text:p>
          </table:table-cell>
        </table:table-row>
        <table:table-row table:style-name="ro1">
          <table:table-cell office:value-type="float" office:value="3.76992" calcext:value-type="float">
            <text:p>3.76992</text:p>
          </table:table-cell>
          <table:table-cell office:value-type="float" office:value="-0.587792" calcext:value-type="float">
            <text:p>-0.587792</text:p>
          </table:table-cell>
          <table:table-cell office:value-type="float" office:value="-0.80848" calcext:value-type="float">
            <text:p>-0.80848</text:p>
          </table:table-cell>
        </table:table-row>
        <table:table-row table:style-name="ro1">
          <table:table-cell office:value-type="float" office:value="3.832752" calcext:value-type="float">
            <text:p>3.832752</text:p>
          </table:table-cell>
          <table:table-cell office:value-type="float" office:value="-0.637431" calcext:value-type="float">
            <text:p>-0.637431</text:p>
          </table:table-cell>
          <table:table-cell office:value-type="float" office:value="-0.770001" calcext:value-type="float">
            <text:p>-0.770001</text:p>
          </table:table-cell>
        </table:table-row>
        <table:table-row table:style-name="ro1">
          <table:table-cell office:value-type="float" office:value="3.895584" calcext:value-type="float">
            <text:p>3.895584</text:p>
          </table:table-cell>
          <table:table-cell office:value-type="float" office:value="-0.684554" calcext:value-type="float">
            <text:p>-0.684554</text:p>
          </table:table-cell>
          <table:table-cell office:value-type="float" office:value="-0.728483" calcext:value-type="float">
            <text:p>-0.728483</text:p>
          </table:table-cell>
        </table:table-row>
        <table:table-row table:style-name="ro1">
          <table:table-cell office:value-type="float" office:value="3.958416" calcext:value-type="float">
            <text:p>3.958416</text:p>
          </table:table-cell>
          <table:table-cell office:value-type="float" office:value="-0.728975" calcext:value-type="float">
            <text:p>-0.728975</text:p>
          </table:table-cell>
          <table:table-cell office:value-type="float" office:value="-0.68409" calcext:value-type="float">
            <text:p>-0.68409</text:p>
          </table:table-cell>
        </table:table-row>
        <table:table-row table:style-name="ro1">
          <table:table-cell office:value-type="float" office:value="4.021248" calcext:value-type="float">
            <text:p>4.021248</text:p>
          </table:table-cell>
          <table:table-cell office:value-type="float" office:value="-0.770519" calcext:value-type="float">
            <text:p>-0.770519</text:p>
          </table:table-cell>
          <table:table-cell office:value-type="float" office:value="-0.636997" calcext:value-type="float">
            <text:p>-0.636997</text:p>
          </table:table-cell>
        </table:table-row>
        <table:table-row table:style-name="ro1">
          <table:table-cell office:value-type="float" office:value="4.08408" calcext:value-type="float">
            <text:p>4.08408</text:p>
          </table:table-cell>
          <table:table-cell office:value-type="float" office:value="-0.809023" calcext:value-type="float">
            <text:p>-0.809023</text:p>
          </table:table-cell>
          <table:table-cell office:value-type="float" office:value="-0.587391" calcext:value-type="float">
            <text:p>-0.587391</text:p>
          </table:table-cell>
        </table:table-row>
        <table:table-row table:style-name="ro1">
          <table:table-cell office:value-type="float" office:value="4.146912" calcext:value-type="float">
            <text:p>4.146912</text:p>
          </table:table-cell>
          <table:table-cell office:value-type="float" office:value="-0.844333" calcext:value-type="float">
            <text:p>-0.844333</text:p>
          </table:table-cell>
          <table:table-cell office:value-type="float" office:value="-0.535466" calcext:value-type="float">
            <text:p>-0.535466</text:p>
          </table:table-cell>
        </table:table-row>
        <table:table-row table:style-name="ro1">
          <table:table-cell office:value-type="float" office:value="4.209744" calcext:value-type="float">
            <text:p>4.209744</text:p>
          </table:table-cell>
          <table:table-cell office:value-type="float" office:value="-0.876311" calcext:value-type="float">
            <text:p>-0.876311</text:p>
          </table:table-cell>
          <table:table-cell office:value-type="float" office:value="-0.481428" calcext:value-type="float">
            <text:p>-0.481428</text:p>
          </table:table-cell>
        </table:table-row>
        <table:table-row table:style-name="ro1">
          <table:table-cell office:value-type="float" office:value="4.272576" calcext:value-type="float">
            <text:p>4.272576</text:p>
          </table:table-cell>
          <table:table-cell office:value-type="float" office:value="-0.904831" calcext:value-type="float">
            <text:p>-0.904831</text:p>
          </table:table-cell>
          <table:table-cell office:value-type="float" office:value="-0.42549" calcext:value-type="float">
            <text:p>-0.42549</text:p>
          </table:table-cell>
        </table:table-row>
        <table:table-row table:style-name="ro1">
          <table:table-cell office:value-type="float" office:value="4.335408" calcext:value-type="float">
            <text:p>4.335408</text:p>
          </table:table-cell>
          <table:table-cell office:value-type="float" office:value="-0.92978" calcext:value-type="float">
            <text:p>-0.92978</text:p>
          </table:table-cell>
          <table:table-cell office:value-type="float" office:value="-0.367873" calcext:value-type="float">
            <text:p>-0.367873</text:p>
          </table:table-cell>
        </table:table-row>
        <table:table-row table:style-name="ro1">
          <table:table-cell office:value-type="float" office:value="4.39824" calcext:value-type="float">
            <text:p>4.39824</text:p>
          </table:table-cell>
          <table:table-cell office:value-type="float" office:value="-0.95106" calcext:value-type="float">
            <text:p>-0.95106</text:p>
          </table:table-cell>
          <table:table-cell office:value-type="float" office:value="-0.308804" calcext:value-type="float">
            <text:p>-0.308804</text:p>
          </table:table-cell>
        </table:table-row>
        <table:table-row table:style-name="ro1">
          <table:table-cell office:value-type="float" office:value="4.461072" calcext:value-type="float">
            <text:p>4.461072</text:p>
          </table:table-cell>
          <table:table-cell office:value-type="float" office:value="-0.968586" calcext:value-type="float">
            <text:p>-0.968586</text:p>
          </table:table-cell>
          <table:table-cell office:value-type="float" office:value="-0.248516" calcext:value-type="float">
            <text:p>-0.248516</text:p>
          </table:table-cell>
        </table:table-row>
        <table:table-row table:style-name="ro1">
          <table:table-cell office:value-type="float" office:value="4.523904" calcext:value-type="float">
            <text:p>4.523904</text:p>
          </table:table-cell>
          <table:table-cell office:value-type="float" office:value="-0.982289" calcext:value-type="float">
            <text:p>-0.982289</text:p>
          </table:table-cell>
          <table:table-cell office:value-type="float" office:value="-0.187248" calcext:value-type="float">
            <text:p>-0.187248</text:p>
          </table:table-cell>
        </table:table-row>
        <table:table-row table:style-name="ro1">
          <table:table-cell office:value-type="float" office:value="4.586736" calcext:value-type="float">
            <text:p>4.586736</text:p>
          </table:table-cell>
          <table:table-cell office:value-type="float" office:value="-0.992116" calcext:value-type="float">
            <text:p>-0.992116</text:p>
          </table:table-cell>
          <table:table-cell office:value-type="float" office:value="-0.12524" calcext:value-type="float">
            <text:p>-0.12524</text:p>
          </table:table-cell>
        </table:table-row>
        <table:table-row table:style-name="ro1">
          <table:table-cell office:value-type="float" office:value="4.649568" calcext:value-type="float">
            <text:p>4.649568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062738" calcext:value-type="float">
            <text:p>-0.062738</text:p>
          </table:table-cell>
        </table:table-row>
        <table:table-row table:style-name="ro1">
          <table:table-cell office:value-type="float" office:value="4.7124" calcext:value-type="float">
            <text:p>4.7124</text:p>
          </table:table-cell>
          <table:table-cell office:value-type="float" office:value="-1" calcext:value-type="float">
            <text:p>-1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4.775232" calcext:value-type="float">
            <text:p>4.775232</text:p>
          </table:table-cell>
          <table:table-cell office:value-type="float" office:value="-0.998026" calcext:value-type="float">
            <text:p>-0.998026</text:p>
          </table:table-cell>
          <table:table-cell office:value-type="float" office:value="0.06276" calcext:value-type="float">
            <text:p>0.06276</text:p>
          </table:table-cell>
        </table:table-row>
        <table:table-row table:style-name="ro1">
          <table:table-cell office:value-type="float" office:value="4.838064" calcext:value-type="float">
            <text:p>4.838064</text:p>
          </table:table-cell>
          <table:table-cell office:value-type="float" office:value="-0.992113" calcext:value-type="float">
            <text:p>-0.992113</text:p>
          </table:table-cell>
          <table:table-cell office:value-type="float" office:value="0.125262" calcext:value-type="float">
            <text:p>0.125262</text:p>
          </table:table-cell>
        </table:table-row>
        <table:table-row table:style-name="ro1">
          <table:table-cell office:value-type="float" office:value="4.900896" calcext:value-type="float">
            <text:p>4.900896</text:p>
          </table:table-cell>
          <table:table-cell office:value-type="float" office:value="-0.982285" calcext:value-type="float">
            <text:p>-0.982285</text:p>
          </table:table-cell>
          <table:table-cell office:value-type="float" office:value="0.187269" calcext:value-type="float">
            <text:p>0.187269</text:p>
          </table:table-cell>
        </table:table-row>
        <table:table-row table:style-name="ro1">
          <table:table-cell office:value-type="float" office:value="4.963728" calcext:value-type="float">
            <text:p>4.963728</text:p>
          </table:table-cell>
          <table:table-cell office:value-type="float" office:value="-0.96858" calcext:value-type="float">
            <text:p>-0.96858</text:p>
          </table:table-cell>
          <table:table-cell office:value-type="float" office:value="0.248538" calcext:value-type="float">
            <text:p>0.248538</text:p>
          </table:table-cell>
        </table:table-row>
        <table:table-row table:style-name="ro1">
          <table:table-cell office:value-type="float" office:value="5.02656" calcext:value-type="float">
            <text:p>5.02656</text:p>
          </table:table-cell>
          <table:table-cell office:value-type="float" office:value="-0.951053" calcext:value-type="float">
            <text:p>-0.951053</text:p>
          </table:table-cell>
          <table:table-cell office:value-type="float" office:value="0.308825" calcext:value-type="float">
            <text:p>0.308825</text:p>
          </table:table-cell>
        </table:table-row>
        <table:table-row table:style-name="ro1">
          <table:table-cell office:value-type="float" office:value="5.089392" calcext:value-type="float">
            <text:p>5.089392</text:p>
          </table:table-cell>
          <table:table-cell office:value-type="float" office:value="-0.929772" calcext:value-type="float">
            <text:p>-0.929772</text:p>
          </table:table-cell>
          <table:table-cell office:value-type="float" office:value="0.367893" calcext:value-type="float">
            <text:p>0.367893</text:p>
          </table:table-cell>
        </table:table-row>
        <table:table-row table:style-name="ro1">
          <table:table-cell office:value-type="float" office:value="5.152224" calcext:value-type="float">
            <text:p>5.152224</text:p>
          </table:table-cell>
          <table:table-cell office:value-type="float" office:value="-0.904822" calcext:value-type="float">
            <text:p>-0.904822</text:p>
          </table:table-cell>
          <table:table-cell office:value-type="float" office:value="0.42551" calcext:value-type="float">
            <text:p>0.42551</text:p>
          </table:table-cell>
        </table:table-row>
        <table:table-row table:style-name="ro1">
          <table:table-cell office:value-type="float" office:value="5.215056" calcext:value-type="float">
            <text:p>5.215056</text:p>
          </table:table-cell>
          <table:table-cell office:value-type="float" office:value="-0.876301" calcext:value-type="float">
            <text:p>-0.876301</text:p>
          </table:table-cell>
          <table:table-cell office:value-type="float" office:value="0.481447" calcext:value-type="float">
            <text:p>0.481447</text:p>
          </table:table-cell>
        </table:table-row>
        <table:table-row table:style-name="ro1">
          <table:table-cell office:value-type="float" office:value="5.277888" calcext:value-type="float">
            <text:p>5.277888</text:p>
          </table:table-cell>
          <table:table-cell office:value-type="float" office:value="-0.844321" calcext:value-type="float">
            <text:p>-0.844321</text:p>
          </table:table-cell>
          <table:table-cell office:value-type="float" office:value="0.535485" calcext:value-type="float">
            <text:p>0.535485</text:p>
          </table:table-cell>
        </table:table-row>
        <table:table-row table:style-name="ro1">
          <table:table-cell office:value-type="float" office:value="5.34072" calcext:value-type="float">
            <text:p>5.34072</text:p>
          </table:table-cell>
          <table:table-cell office:value-type="float" office:value="-0.80901" calcext:value-type="float">
            <text:p>-0.80901</text:p>
          </table:table-cell>
          <table:table-cell office:value-type="float" office:value="0.587409" calcext:value-type="float">
            <text:p>0.587409</text:p>
          </table:table-cell>
        </table:table-row>
        <table:table-row table:style-name="ro1">
          <table:table-cell office:value-type="float" office:value="5.403552" calcext:value-type="float">
            <text:p>5.403552</text:p>
          </table:table-cell>
          <table:table-cell office:value-type="float" office:value="-0.770505" calcext:value-type="float">
            <text:p>-0.770505</text:p>
          </table:table-cell>
          <table:table-cell office:value-type="float" office:value="0.637014" calcext:value-type="float">
            <text:p>0.637014</text:p>
          </table:table-cell>
        </table:table-row>
        <table:table-row table:style-name="ro1">
          <table:table-cell office:value-type="float" office:value="5.466384" calcext:value-type="float">
            <text:p>5.466384</text:p>
          </table:table-cell>
          <table:table-cell office:value-type="float" office:value="-0.72896" calcext:value-type="float">
            <text:p>-0.72896</text:p>
          </table:table-cell>
          <table:table-cell office:value-type="float" office:value="0.684106" calcext:value-type="float">
            <text:p>0.684106</text:p>
          </table:table-cell>
        </table:table-row>
        <table:table-row table:style-name="ro1">
          <table:table-cell office:value-type="float" office:value="5.529216" calcext:value-type="float">
            <text:p>5.529216</text:p>
          </table:table-cell>
          <table:table-cell office:value-type="float" office:value="-0.684538" calcext:value-type="float">
            <text:p>-0.684538</text:p>
          </table:table-cell>
          <table:table-cell office:value-type="float" office:value="0.728498" calcext:value-type="float">
            <text:p>0.728498</text:p>
          </table:table-cell>
        </table:table-row>
        <table:table-row table:style-name="ro1">
          <table:table-cell office:value-type="float" office:value="5.592048" calcext:value-type="float">
            <text:p>5.592048</text:p>
          </table:table-cell>
          <table:table-cell office:value-type="float" office:value="-0.637414" calcext:value-type="float">
            <text:p>-0.637414</text:p>
          </table:table-cell>
          <table:table-cell office:value-type="float" office:value="0.770015" calcext:value-type="float">
            <text:p>0.770015</text:p>
          </table:table-cell>
        </table:table-row>
        <table:table-row table:style-name="ro1">
          <table:table-cell office:value-type="float" office:value="5.65488" calcext:value-type="float">
            <text:p>5.65488</text:p>
          </table:table-cell>
          <table:table-cell office:value-type="float" office:value="-0.587775" calcext:value-type="float">
            <text:p>-0.587775</text:p>
          </table:table-cell>
          <table:table-cell office:value-type="float" office:value="0.808493" calcext:value-type="float">
            <text:p>0.808493</text:p>
          </table:table-cell>
        </table:table-row>
        <table:table-row table:style-name="ro1">
          <table:table-cell office:value-type="float" office:value="5.717712" calcext:value-type="float">
            <text:p>5.717712</text:p>
          </table:table-cell>
          <table:table-cell office:value-type="float" office:value="-0.535816" calcext:value-type="float">
            <text:p>-0.535816</text:p>
          </table:table-cell>
          <table:table-cell office:value-type="float" office:value="0.84378" calcext:value-type="float">
            <text:p>0.84378</text:p>
          </table:table-cell>
        </table:table-row>
        <table:table-row table:style-name="ro1">
          <table:table-cell office:value-type="float" office:value="5.780544" calcext:value-type="float">
            <text:p>5.780544</text:p>
          </table:table-cell>
          <table:table-cell office:value-type="float" office:value="-0.481742" calcext:value-type="float">
            <text:p>-0.481742</text:p>
          </table:table-cell>
          <table:table-cell office:value-type="float" office:value="0.875737" calcext:value-type="float">
            <text:p>0.875737</text:p>
          </table:table-cell>
        </table:table-row>
        <table:table-row table:style-name="ro1">
          <table:table-cell office:value-type="float" office:value="5.843376" calcext:value-type="float">
            <text:p>5.843376</text:p>
          </table:table-cell>
          <table:table-cell office:value-type="float" office:value="-0.425767" calcext:value-type="float">
            <text:p>-0.425767</text:p>
          </table:table-cell>
          <table:table-cell office:value-type="float" office:value="0.904238" calcext:value-type="float">
            <text:p>0.904238</text:p>
          </table:table-cell>
        </table:table-row>
        <table:table-row table:style-name="ro1">
          <table:table-cell office:value-type="float" office:value="5.906208" calcext:value-type="float">
            <text:p>5.906208</text:p>
          </table:table-cell>
          <table:table-cell office:value-type="float" office:value="-0.368112" calcext:value-type="float">
            <text:p>-0.368112</text:p>
          </table:table-cell>
          <table:table-cell office:value-type="float" office:value="0.92917" calcext:value-type="float">
            <text:p>0.92917</text:p>
          </table:table-cell>
        </table:table-row>
        <table:table-row table:style-name="ro1">
          <table:table-cell office:value-type="float" office:value="5.96904" calcext:value-type="float">
            <text:p>5.96904</text:p>
          </table:table-cell>
          <table:table-cell office:value-type="float" office:value="-0.309004" calcext:value-type="float">
            <text:p>-0.309004</text:p>
          </table:table-cell>
          <table:table-cell office:value-type="float" office:value="0.950435" calcext:value-type="float">
            <text:p>0.950435</text:p>
          </table:table-cell>
        </table:table-row>
        <table:table-row table:style-name="ro1">
          <table:table-cell office:value-type="float" office:value="6.031872" calcext:value-type="float">
            <text:p>6.031872</text:p>
          </table:table-cell>
          <table:table-cell office:value-type="float" office:value="-0.248676" calcext:value-type="float">
            <text:p>-0.248676</text:p>
          </table:table-cell>
          <table:table-cell office:value-type="float" office:value="0.967949" calcext:value-type="float">
            <text:p>0.967949</text:p>
          </table:table-cell>
        </table:table-row>
        <table:table-row table:style-name="ro1">
          <table:table-cell office:value-type="float" office:value="6.094704" calcext:value-type="float">
            <text:p>6.094704</text:p>
          </table:table-cell>
          <table:table-cell office:value-type="float" office:value="-0.187367" calcext:value-type="float">
            <text:p>-0.187367</text:p>
          </table:table-cell>
          <table:table-cell office:value-type="float" office:value="0.981644" calcext:value-type="float">
            <text:p>0.981644</text:p>
          </table:table-cell>
        </table:table-row>
        <table:table-row table:style-name="ro1">
          <table:table-cell office:value-type="float" office:value="6.157536" calcext:value-type="float">
            <text:p>6.157536</text:p>
          </table:table-cell>
          <table:table-cell office:value-type="float" office:value="-0.125319" calcext:value-type="float">
            <text:p>-0.125319</text:p>
          </table:table-cell>
          <table:table-cell office:value-type="float" office:value="0.991464" calcext:value-type="float">
            <text:p>0.991464</text:p>
          </table:table-cell>
        </table:table-row>
        <table:table-row table:style-name="ro1">
          <table:table-cell office:value-type="float" office:value="6.220368" calcext:value-type="float">
            <text:p>6.220368</text:p>
          </table:table-cell>
          <table:table-cell office:value-type="float" office:value="-0.062776" calcext:value-type="float">
            <text:p>-0.062776</text:p>
          </table:table-cell>
          <table:table-cell office:value-type="float" office:value="0.997371" calcext:value-type="float">
            <text:p>0.997371</text:p>
          </table:table-cell>
        </table:table-row>
        <table:table-row table:style-name="ro1">
          <table:table-cell office:value-type="float" office:value="6.2832" calcext:value-type="float">
            <text:p>6.283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999343" calcext:value-type="float">
            <text:p>0.999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6T15:57:59.034742851</dc:date>
    <meta:editing-duration>PT6M30S</meta:editing-duration>
    <meta:editing-cycles>1</meta:editing-cycles>
    <meta:document-statistic meta:table-count="1" meta:cell-count="30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diff6.B1:diff6.C102" chart:data-source-has-labels="row" svg:x="0.32cm" svg:y="0.18cm" svg:width="13.169cm" svg:height="8.64cm">
          <chartooo:coordinate-region svg:x="1.153cm" svg:y="0.379cm" svg:width="12.1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ff6.B2:diff6.B102" chart:label-cell-address="diff6.B1:diff6.B1" chart:class="chart:line">
            <chart:data-point chart:repeated="101"/>
          </chart:series>
          <chart:series chart:style-name="ch7" chart:values-cell-range-address="diff6.C2:diff6.C102" chart:label-cell-address="diff6.C1:diff6.C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(x)</text:p>
                <draw:g>
                  <svg:desc>diff6.B1:diff6.B1</svg:desc>
                </draw:g>
              </table:table-cell>
              <table:table-cell office:value-type="string">
                <text:p>dy</text:p>
                <draw:g>
                  <svg:desc>diff6.C1:diff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ff6.B2:diff6.B102</svg:desc>
                </draw:g>
              </table:table-cell>
              <table:table-cell office:value-type="float" office:value="0.999342">
                <text:p>0.999342</text:p>
                <draw:g>
                  <svg:desc>diff6.C2:diff6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791">
                <text:p>0.062791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334">
                <text:p>0.125334</text:p>
              </table:table-cell>
              <table:table-cell office:value-type="float" office:value="0.991462">
                <text:p>0.991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382">
                <text:p>0.187382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69">
                <text:p>0.24869</text:p>
              </table:table-cell>
              <table:table-cell office:value-type="float" office:value="0.967946">
                <text:p>0.967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018">
                <text:p>0.309018</text:p>
              </table:table-cell>
              <table:table-cell office:value-type="float" office:value="0.950431">
                <text:p>0.950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8125">
                <text:p>0.368125</text:p>
              </table:table-cell>
              <table:table-cell office:value-type="float" office:value="0.929165">
                <text:p>0.929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578">
                <text:p>0.42578</text:p>
              </table:table-cell>
              <table:table-cell office:value-type="float" office:value="0.904231">
                <text:p>0.904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1755">
                <text:p>0.481755</text:p>
              </table:table-cell>
              <table:table-cell office:value-type="float" office:value="0.87573">
                <text:p>0.8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828">
                <text:p>0.535828</text:p>
              </table:table-cell>
              <table:table-cell office:value-type="float" office:value="0.843772">
                <text:p>0.84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786">
                <text:p>0.587786</text:p>
              </table:table-cell>
              <table:table-cell office:value-type="float" office:value="0.808484">
                <text:p>0.808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7425">
                <text:p>0.637425</text:p>
              </table:table-cell>
              <table:table-cell office:value-type="float" office:value="0.770005">
                <text:p>0.77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4548">
                <text:p>0.684548</text:p>
              </table:table-cell>
              <table:table-cell office:value-type="float" office:value="0.728488">
                <text:p>0.728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897">
                <text:p>0.72897</text:p>
              </table:table-cell>
              <table:table-cell office:value-type="float" office:value="0.684095">
                <text:p>0.684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0515">
                <text:p>0.770515</text:p>
              </table:table-cell>
              <table:table-cell office:value-type="float" office:value="0.637003">
                <text:p>0.637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9018">
                <text:p>0.809018</text:p>
              </table:table-cell>
              <table:table-cell office:value-type="float" office:value="0.587397">
                <text:p>0.587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4329">
                <text:p>0.844329</text:p>
              </table:table-cell>
              <table:table-cell office:value-type="float" office:value="0.535472">
                <text:p>0.535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6308">
                <text:p>0.876308</text:p>
              </table:table-cell>
              <table:table-cell office:value-type="float" office:value="0.481435">
                <text:p>0.481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4828">
                <text:p>0.904828</text:p>
              </table:table-cell>
              <table:table-cell office:value-type="float" office:value="0.425497">
                <text:p>0.425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9778">
                <text:p>0.929778</text:p>
              </table:table-cell>
              <table:table-cell office:value-type="float" office:value="0.36788">
                <text:p>0.36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057">
                <text:p>0.951057</text:p>
              </table:table-cell>
              <table:table-cell office:value-type="float" office:value="0.308811">
                <text:p>0.308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8584">
                <text:p>0.968584</text:p>
              </table:table-cell>
              <table:table-cell office:value-type="float" office:value="0.248523">
                <text:p>0.248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288">
                <text:p>0.982288</text:p>
              </table:table-cell>
              <table:table-cell office:value-type="float" office:value="0.187255">
                <text:p>0.187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115">
                <text:p>0.992115</text:p>
              </table:table-cell>
              <table:table-cell office:value-type="float" office:value="0.125247">
                <text:p>0.125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027">
                <text:p>0.998027</text:p>
              </table:table-cell>
              <table:table-cell office:value-type="float" office:value="0.062746">
                <text:p>0.062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026">
                <text:p>0.998026</text:p>
              </table:table-cell>
              <table:table-cell office:value-type="float" office:value="-0.062753">
                <text:p>-0.062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114">
                <text:p>0.992114</text:p>
              </table:table-cell>
              <table:table-cell office:value-type="float" office:value="-0.125255">
                <text:p>-0.125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2286">
                <text:p>0.982286</text:p>
              </table:table-cell>
              <table:table-cell office:value-type="float" office:value="-0.187262">
                <text:p>-0.187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582">
                <text:p>0.968582</text:p>
              </table:table-cell>
              <table:table-cell office:value-type="float" office:value="-0.24853">
                <text:p>-0.24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1055">
                <text:p>0.951055</text:p>
              </table:table-cell>
              <table:table-cell office:value-type="float" office:value="-0.308818">
                <text:p>-0.308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9775">
                <text:p>0.929775</text:p>
              </table:table-cell>
              <table:table-cell office:value-type="float" office:value="-0.367887">
                <text:p>-0.367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4825">
                <text:p>0.904825</text:p>
              </table:table-cell>
              <table:table-cell office:value-type="float" office:value="-0.425503">
                <text:p>-0.425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304">
                <text:p>0.876304</text:p>
              </table:table-cell>
              <table:table-cell office:value-type="float" office:value="-0.481441">
                <text:p>-0.481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4325">
                <text:p>0.844325</text:p>
              </table:table-cell>
              <table:table-cell office:value-type="float" office:value="-0.535479">
                <text:p>-0.535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9014">
                <text:p>0.809014</text:p>
              </table:table-cell>
              <table:table-cell office:value-type="float" office:value="-0.587403">
                <text:p>-0.587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051">
                <text:p>0.77051</text:p>
              </table:table-cell>
              <table:table-cell office:value-type="float" office:value="-0.637009">
                <text:p>-0.637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65">
                <text:p>0.728965</text:p>
              </table:table-cell>
              <table:table-cell office:value-type="float" office:value="-0.684101">
                <text:p>-0.68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4543">
                <text:p>0.684543</text:p>
              </table:table-cell>
              <table:table-cell office:value-type="float" office:value="-0.728493">
                <text:p>-0.7284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">
                <text:p>0.63742</text:p>
              </table:table-cell>
              <table:table-cell office:value-type="float" office:value="-0.77001">
                <text:p>-0.77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778">
                <text:p>0.58778</text:p>
              </table:table-cell>
              <table:table-cell office:value-type="float" office:value="-0.808488">
                <text:p>-0.808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5822">
                <text:p>0.535822</text:p>
              </table:table-cell>
              <table:table-cell office:value-type="float" office:value="-0.843776">
                <text:p>-0.843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1748">
                <text:p>0.481748</text:p>
              </table:table-cell>
              <table:table-cell office:value-type="float" office:value="-0.875733">
                <text:p>-0.875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5774">
                <text:p>0.425774</text:p>
              </table:table-cell>
              <table:table-cell office:value-type="float" office:value="-0.904235">
                <text:p>-0.904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119">
                <text:p>0.368119</text:p>
              </table:table-cell>
              <table:table-cell office:value-type="float" office:value="-0.929167">
                <text:p>-0.929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011">
                <text:p>0.309011</text:p>
              </table:table-cell>
              <table:table-cell office:value-type="float" office:value="-0.950433">
                <text:p>-0.950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8683">
                <text:p>0.248683</text:p>
              </table:table-cell>
              <table:table-cell office:value-type="float" office:value="-0.967948">
                <text:p>-0.967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7375">
                <text:p>0.187375</text:p>
              </table:table-cell>
              <table:table-cell office:value-type="float" office:value="-0.981642">
                <text:p>-0.981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326">
                <text:p>0.125326</text:p>
              </table:table-cell>
              <table:table-cell office:value-type="float" office:value="-0.991463">
                <text:p>-0.99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783">
                <text:p>0.062783</text:p>
              </table:table-cell>
              <table:table-cell office:value-type="float" office:value="-0.997371">
                <text:p>-0.997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7">
                <text:p>-0.000007</text:p>
              </table:table-cell>
              <table:table-cell office:value-type="float" office:value="-0.999342">
                <text:p>-0.999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2798">
                <text:p>-0.062798</text:p>
              </table:table-cell>
              <table:table-cell office:value-type="float" office:value="-0.99737">
                <text:p>-0.99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5341">
                <text:p>-0.125341</text:p>
              </table:table-cell>
              <table:table-cell office:value-type="float" office:value="-0.991461">
                <text:p>-0.991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87389">
                <text:p>-0.187389</text:p>
              </table:table-cell>
              <table:table-cell office:value-type="float" office:value="-0.98164">
                <text:p>-0.98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8698">
                <text:p>-0.248698</text:p>
              </table:table-cell>
              <table:table-cell office:value-type="float" office:value="-0.967944">
                <text:p>-0.967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9025">
                <text:p>-0.309025</text:p>
              </table:table-cell>
              <table:table-cell office:value-type="float" office:value="-0.950428">
                <text:p>-0.950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8132">
                <text:p>-0.368132</text:p>
              </table:table-cell>
              <table:table-cell office:value-type="float" office:value="-0.929162">
                <text:p>-0.929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5787">
                <text:p>-0.425787</text:p>
              </table:table-cell>
              <table:table-cell office:value-type="float" office:value="-0.904228">
                <text:p>-0.904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81761">
                <text:p>-0.481761</text:p>
              </table:table-cell>
              <table:table-cell office:value-type="float" office:value="-0.875726">
                <text:p>-0.875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35834">
                <text:p>-0.535834</text:p>
              </table:table-cell>
              <table:table-cell office:value-type="float" office:value="-0.843768">
                <text:p>-0.843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7792">
                <text:p>-0.587792</text:p>
              </table:table-cell>
              <table:table-cell office:value-type="float" office:value="-0.80848">
                <text:p>-0.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7431">
                <text:p>-0.637431</text:p>
              </table:table-cell>
              <table:table-cell office:value-type="float" office:value="-0.770001">
                <text:p>-0.77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84554">
                <text:p>-0.684554</text:p>
              </table:table-cell>
              <table:table-cell office:value-type="float" office:value="-0.728483">
                <text:p>-0.72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8975">
                <text:p>-0.728975</text:p>
              </table:table-cell>
              <table:table-cell office:value-type="float" office:value="-0.68409">
                <text:p>-0.68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70519">
                <text:p>-0.770519</text:p>
              </table:table-cell>
              <table:table-cell office:value-type="float" office:value="-0.636997">
                <text:p>-0.636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9023">
                <text:p>-0.809023</text:p>
              </table:table-cell>
              <table:table-cell office:value-type="float" office:value="-0.587391">
                <text:p>-0.587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44333">
                <text:p>-0.844333</text:p>
              </table:table-cell>
              <table:table-cell office:value-type="float" office:value="-0.535466">
                <text:p>-0.5354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6311">
                <text:p>-0.876311</text:p>
              </table:table-cell>
              <table:table-cell office:value-type="float" office:value="-0.481428">
                <text:p>-0.481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4831">
                <text:p>-0.904831</text:p>
              </table:table-cell>
              <table:table-cell office:value-type="float" office:value="-0.42549">
                <text:p>-0.42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978">
                <text:p>-0.92978</text:p>
              </table:table-cell>
              <table:table-cell office:value-type="float" office:value="-0.367873">
                <text:p>-0.367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5106">
                <text:p>-0.95106</text:p>
              </table:table-cell>
              <table:table-cell office:value-type="float" office:value="-0.308804">
                <text:p>-0.308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8586">
                <text:p>-0.968586</text:p>
              </table:table-cell>
              <table:table-cell office:value-type="float" office:value="-0.248516">
                <text:p>-0.248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2289">
                <text:p>-0.982289</text:p>
              </table:table-cell>
              <table:table-cell office:value-type="float" office:value="-0.187248">
                <text:p>-0.187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2116">
                <text:p>-0.992116</text:p>
              </table:table-cell>
              <table:table-cell office:value-type="float" office:value="-0.12524">
                <text:p>-0.125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062738">
                <text:p>-0.062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026">
                <text:p>-0.998026</text:p>
              </table:table-cell>
              <table:table-cell office:value-type="float" office:value="0.06276">
                <text:p>0.06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2113">
                <text:p>-0.992113</text:p>
              </table:table-cell>
              <table:table-cell office:value-type="float" office:value="0.125262">
                <text:p>0.125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2285">
                <text:p>-0.982285</text:p>
              </table:table-cell>
              <table:table-cell office:value-type="float" office:value="0.187269">
                <text:p>0.187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6858">
                <text:p>-0.96858</text:p>
              </table:table-cell>
              <table:table-cell office:value-type="float" office:value="0.248538">
                <text:p>0.248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1053">
                <text:p>-0.951053</text:p>
              </table:table-cell>
              <table:table-cell office:value-type="float" office:value="0.308825">
                <text:p>0.308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29772">
                <text:p>-0.929772</text:p>
              </table:table-cell>
              <table:table-cell office:value-type="float" office:value="0.367893">
                <text:p>0.367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4822">
                <text:p>-0.904822</text:p>
              </table:table-cell>
              <table:table-cell office:value-type="float" office:value="0.42551">
                <text:p>0.425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76301">
                <text:p>-0.876301</text:p>
              </table:table-cell>
              <table:table-cell office:value-type="float" office:value="0.481447">
                <text:p>0.481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44321">
                <text:p>-0.844321</text:p>
              </table:table-cell>
              <table:table-cell office:value-type="float" office:value="0.535485">
                <text:p>0.535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901">
                <text:p>-0.80901</text:p>
              </table:table-cell>
              <table:table-cell office:value-type="float" office:value="0.587409">
                <text:p>0.587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0505">
                <text:p>-0.770505</text:p>
              </table:table-cell>
              <table:table-cell office:value-type="float" office:value="0.637014">
                <text:p>0.637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2896">
                <text:p>-0.72896</text:p>
              </table:table-cell>
              <table:table-cell office:value-type="float" office:value="0.684106">
                <text:p>0.684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84538">
                <text:p>-0.684538</text:p>
              </table:table-cell>
              <table:table-cell office:value-type="float" office:value="0.728498">
                <text:p>0.728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7414">
                <text:p>-0.637414</text:p>
              </table:table-cell>
              <table:table-cell office:value-type="float" office:value="0.770015">
                <text:p>0.770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87775">
                <text:p>-0.587775</text:p>
              </table:table-cell>
              <table:table-cell office:value-type="float" office:value="0.808493">
                <text:p>0.808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35816">
                <text:p>-0.535816</text:p>
              </table:table-cell>
              <table:table-cell office:value-type="float" office:value="0.84378">
                <text:p>0.84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81742">
                <text:p>-0.481742</text:p>
              </table:table-cell>
              <table:table-cell office:value-type="float" office:value="0.875737">
                <text:p>0.8757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25767">
                <text:p>-0.425767</text:p>
              </table:table-cell>
              <table:table-cell office:value-type="float" office:value="0.904238">
                <text:p>0.904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68112">
                <text:p>-0.368112</text:p>
              </table:table-cell>
              <table:table-cell office:value-type="float" office:value="0.92917">
                <text:p>0.92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09004">
                <text:p>-0.309004</text:p>
              </table:table-cell>
              <table:table-cell office:value-type="float" office:value="0.950435">
                <text:p>0.950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48676">
                <text:p>-0.248676</text:p>
              </table:table-cell>
              <table:table-cell office:value-type="float" office:value="0.967949">
                <text:p>0.967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87367">
                <text:p>-0.187367</text:p>
              </table:table-cell>
              <table:table-cell office:value-type="float" office:value="0.981644">
                <text:p>0.981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25319">
                <text:p>-0.125319</text:p>
              </table:table-cell>
              <table:table-cell office:value-type="float" office:value="0.991464">
                <text:p>0.991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2776">
                <text:p>-0.062776</text:p>
              </table:table-cell>
              <table:table-cell office:value-type="float" office:value="0.997371">
                <text:p>0.99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15">
                <text:p>0.000015</text:p>
              </table:table-cell>
              <table:table-cell office:value-type="float" office:value="0.999343">
                <text:p>0.999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